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4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4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4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4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4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4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4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4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5">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P1" style:parent-style-name="Standard" style:master-page-name="MP0" style:family="paragraph">
      <style:paragraph-properties fo:break-before="page" fo:text-indent="0in"/>
    </style:style>
    <style:style style:name="P2" style:parent-style-name="Standard" style:family="paragraph">
      <style:paragraph-properties fo:text-indent="0in"/>
    </style:style>
    <style:style style:name="P3" style:parent-style-name="Standard" style:family="paragraph">
      <style:paragraph-properties fo:text-align="center" fo:text-indent="0in"/>
      <style:text-properties style:font-name="Cambria" fo:font-weight="bold" style:font-weight-asian="bold" style:font-weight-complex="bold" fo:color="#004586" fo:font-size="50pt" style:font-size-asian="50pt" style:font-size-complex="50pt"/>
    </style:style>
    <style:style style:name="P4" style:parent-style-name="Subtítulo" style:family="paragraph">
      <style:text-properties fo:font-size="14pt" style:font-size-asian="14pt" style:font-size-complex="14pt"/>
    </style:style>
    <style:style style:name="P5" style:parent-style-name="Standard" style:family="paragraph">
      <style:paragraph-properties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P8" style:parent-style-name="Standard" style:family="paragraph">
      <style:paragraph-properties fo:text-indent="0in"/>
    </style:style>
    <style:style style:name="P9" style:parent-style-name="Standard" style:family="paragraph">
      <style:paragraph-properties fo:text-indent="0in"/>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P12" style:parent-style-name="Standard" style:family="paragraph">
      <style:paragraph-properties fo:text-indent="0in"/>
    </style:style>
    <style:style style:name="P13" style:parent-style-name="Standard" style:family="paragraph">
      <style:paragraph-properties fo:text-indent="0in"/>
    </style:style>
    <style:style style:name="P14" style:parent-style-name="Standard" style:family="paragraph">
      <style:paragraph-properties fo:text-indent="0in"/>
    </style:style>
    <style:style style:name="P15" style:parent-style-name="Standard" style:family="paragraph">
      <style:paragraph-properties fo:text-indent="0in"/>
    </style:style>
    <style:style style:name="P16" style:parent-style-name="Standard" style:family="paragraph">
      <style:paragraph-properties fo:text-indent="0in"/>
    </style:style>
    <style:style style:name="P17" style:parent-style-name="Standard" style:family="paragraph">
      <style:paragraph-properties fo:text-indent="0in"/>
    </style:style>
    <style:style style:name="P18" style:parent-style-name="Standard" style:family="paragraph">
      <style:paragraph-properties fo:text-indent="0in"/>
    </style:style>
    <style:style style:name="P19" style:parent-style-name="Standard" style:family="paragraph">
      <style:paragraph-properties fo:text-indent="0in"/>
    </style:style>
    <style:style style:name="P20" style:parent-style-name="Standard" style:family="paragraph">
      <style:paragraph-properties fo:text-indent="0in"/>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style>
    <style:style style:name="P39"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0"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1"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2" style:parent-style-name="Standard" style:family="paragraph">
      <style:paragraph-properties fo:text-align="center"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3" style:parent-style-name="Standard" style:family="paragraph">
      <style:paragraph-properties fo:text-align="center" fo:text-indent="0in"/>
      <style:text-properties style:font-name="Cambria" fo:color="#004586" fo:font-size="16pt" style:font-size-asian="16pt" style:font-size-complex="16pt" style:text-underline-type="single" style:text-underline-style="solid" style:text-underline-width="auto" style:text-underline-mode="continuous"/>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style>
    <style:style style:name="P6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0" style:parent-style-name="Standard" style:family="paragraph">
      <style:paragraph-properties fo:text-align="justify"/>
    </style:style>
    <style:style style:name="T71" style:parent-style-name="Fuentedepárrafopredeter." style:family="text">
      <style:text-properties style:font-name="Calibri Light" style:font-name-complex="Calibri Light" fo:font-size="14pt" style:font-size-asian="14pt"/>
    </style:style>
    <style:style style:name="T72" style:parent-style-name="Fuentedepárrafopredeter." style:family="text">
      <style:text-properties style:font-name="Calibri Light" style:font-name-complex="Calibri Light" fo:font-size="14pt" style:font-size-asian="14pt"/>
    </style:style>
    <style:style style:name="T73" style:parent-style-name="Fuentedepárrafopredeter." style:family="text">
      <style:text-properties style:font-name="Calibri Light" style:font-name-complex="Calibri Light" fo:font-style="italic" style:font-style-asian="italic" style:font-style-complex="italic" fo:font-size="14pt" style:font-size-asian="14pt"/>
    </style:style>
    <style:style style:name="T74" style:parent-style-name="Fuentedepárrafopredeter." style:family="text">
      <style:text-properties style:font-name="Calibri Light" style:font-name-complex="Calibri Light" fo:font-size="14pt" style:font-size-asian="14pt"/>
    </style:style>
    <style:style style:name="T75" style:parent-style-name="Fuentedepárrafopredeter." style:family="text">
      <style:text-properties style:font-name="Calibri Light" style:font-name-complex="Calibri Light" fo:font-size="14pt" style:font-size-asian="14pt"/>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T78" style:parent-style-name="Fuentedepárrafopredeter." style:family="text">
      <style:text-properties style:font-name="Calibri Light" style:font-name-complex="Calibri Light" fo:font-size="14pt" style:font-size-asian="14pt"/>
    </style:style>
    <style:style style:name="T79" style:parent-style-name="Fuentedepárrafopredeter." style:family="text">
      <style:text-properties style:font-name="Calibri Light" style:font-name-complex="Calibri Light" fo:font-style="italic" style:font-style-asian="italic" style:font-style-complex="italic" fo:font-size="14pt" style:font-size-asian="14pt"/>
    </style:style>
    <style:style style:name="T80" style:parent-style-name="Fuentedepárrafopredeter." style:family="text">
      <style:text-properties style:font-name="Calibri Light" style:font-name-complex="Calibri Light" fo:font-size="14pt" style:font-size-asian="14pt"/>
    </style:style>
    <style:style style:name="T81" style:parent-style-name="Fuentedepárrafopredeter." style:family="text">
      <style:text-properties style:font-name="Calibri Light" style:font-name-complex="Calibri Light" fo:font-size="14pt" style:font-size-asian="14pt"/>
    </style:style>
    <style:style style:name="T82" style:parent-style-name="Fuentedepárrafopredeter." style:family="text">
      <style:text-properties style:font-name="Calibri Light" style:font-name-complex="Calibri Light" fo:font-style="italic" style:font-style-asian="italic" style:font-style-complex="italic" fo:font-size="14pt" style:font-size-asian="14pt"/>
    </style:style>
    <style:style style:name="T83" style:parent-style-name="Fuentedepárrafopredeter." style:family="text">
      <style:text-properties style:font-name="Calibri Light" style:font-name-complex="Calibri Light" fo:font-size="14pt" style:font-size-asian="14pt"/>
    </style:style>
    <style:style style:name="P84" style:parent-style-name="Standard" style:family="paragraph">
      <style:paragraph-properties fo:text-align="justify"/>
    </style:style>
    <style:style style:name="P85" style:parent-style-name="Standard" style:family="paragraph">
      <style:paragraph-properties fo:text-align="justify"/>
      <style:text-properties style:font-name="Calibri Light" style:font-name-complex="Calibri Light" fo:font-size="14pt" style:font-size-asian="14pt"/>
    </style:style>
    <style:style style:name="P86" style:parent-style-name="Standard" style:family="paragraph">
      <style:paragraph-properties fo:text-align="justify"/>
      <style:text-properties style:font-name="Calibri Light" style:font-name-complex="Calibri Light" fo:font-size="14pt" style:font-size-asian="14pt"/>
    </style:style>
    <style:style style:name="P87" style:parent-style-name="Standard" style:family="paragraph">
      <style:paragraph-properties fo:text-align="justify"/>
    </style:style>
    <style:style style:name="T88" style:parent-style-name="Fuentedepárrafopredeter." style:family="text">
      <style:text-properties style:font-name="Calibri Light" style:font-name-complex="Calibri Light" fo:font-size="14pt" style:font-size-asian="14pt"/>
    </style:style>
    <style:style style:name="T89" style:parent-style-name="Fuentedepárrafopredeter." style:family="text">
      <style:text-properties style:font-name="Calibri Light" style:font-name-complex="Calibri Light" fo:font-size="14pt" style:font-size-asian="14pt"/>
    </style:style>
    <style:style style:name="T90" style:parent-style-name="Fuentedepárrafopredeter." style:family="text">
      <style:text-properties style:font-name="Calibri Light" style:font-name-complex="Calibri Light" fo:font-style="italic" style:font-style-asian="italic" style:font-style-complex="italic" fo:font-size="14pt" style:font-size-asian="14pt"/>
    </style:style>
    <style:style style:name="T91" style:parent-style-name="Fuentedepárrafopredeter." style:family="text">
      <style:text-properties style:font-name="Calibri Light" style:font-name-complex="Calibri Light" fo:font-size="14pt" style:font-size-asian="14pt"/>
    </style:style>
    <style:style style:name="T92" style:parent-style-name="Fuentedepárrafopredeter." style:family="text">
      <style:text-properties style:font-name="Calibri Light" style:font-name-complex="Calibri Light" fo:font-style="italic" style:font-style-asian="italic" style:font-style-complex="italic" fo:font-size="14pt" style:font-size-asian="14pt"/>
    </style:style>
    <style:style style:name="T93" style:parent-style-name="Fuentedepárrafopredeter." style:family="text">
      <style:text-properties style:font-name="Calibri Light" style:font-name-complex="Calibri Light" fo:font-size="14pt" style:font-size-asian="14pt"/>
    </style:style>
    <style:style style:name="T94" style:parent-style-name="Fuentedepárrafopredeter." style:family="text">
      <style:text-properties style:font-name="Calibri Light" style:font-name-complex="Calibri Light" fo:font-size="14pt" style:font-size-asian="14pt"/>
    </style:style>
    <style:style style:name="P95" style:parent-style-name="Standard" style:family="paragraph">
      <style:paragraph-properties fo:text-align="justify"/>
    </style:style>
    <style:style style:name="P96" style:parent-style-name="Standard" style:family="paragraph">
      <style:paragraph-properties fo:text-align="justify"/>
      <style:text-properties style:font-name="Calibri Light" style:font-name-complex="Calibri Light" fo:font-size="14pt" style:font-size-asian="14pt"/>
    </style:style>
    <style:style style:name="P97" style:parent-style-name="Standard" style:family="paragraph">
      <style:paragraph-properties fo:text-align="justify"/>
      <style:text-properties style:font-name="Calibri Light" style:font-name-complex="Calibri Light" fo:font-size="14pt" style:font-size-asian="14pt"/>
    </style:style>
    <style:style style:name="P98" style:parent-style-name="Standard" style:family="paragraph">
      <style:paragraph-properties fo:text-align="justify"/>
      <style:text-properties style:font-name="Calibri Light" style:font-name-complex="Calibri Light" fo:font-size="14pt" style:font-size-asian="14pt"/>
    </style:style>
    <style:style style:name="P99" style:parent-style-name="Standard" style:family="paragraph">
      <style:paragraph-properties fo:text-align="justify"/>
      <style:text-properties style:font-name="Calibri Light" style:font-name-complex="Calibri Light" fo:font-size="14pt" style:font-size-asian="14pt"/>
    </style:style>
    <style:style style:name="P100" style:parent-style-name="Standard" style:family="paragraph">
      <style:paragraph-properties fo:text-indent="0in"/>
    </style:style>
    <style:style style:name="P101" style:parent-style-name="Standard" style:family="paragraph">
      <style:paragraph-properties fo:text-indent="0in"/>
    </style:style>
    <style:style style:name="P10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03" style:parent-style-name="Standard" style:family="paragraph">
      <style:paragraph-properties fo:text-align="justify"/>
      <style:text-properties style:font-name="Calibri Light" style:font-name-complex="Calibri Light"/>
    </style:style>
    <style:style style:name="P104" style:parent-style-name="Standard" style:list-style-name="LFO3" style:family="paragraph">
      <style:paragraph-properties fo:text-align="justify"/>
    </style:style>
    <style:style style:name="T105" style:parent-style-name="Fuentedepárrafopredeter." style:family="text">
      <style:text-properties style:font-name="Calibri Light" style:font-name-complex="Calibri Light"/>
    </style:style>
    <style:style style:name="T106" style:parent-style-name="Fuentedepárrafopredeter." style:family="text">
      <style:text-properties style:font-name="Calibri Light" style:font-name-complex="Calibri Light" fo:font-style="italic" style:font-style-asian="italic" style:font-style-complex="italic"/>
    </style:style>
    <style:style style:name="T107" style:parent-style-name="Fuentedepárrafopredeter." style:family="text">
      <style:text-properties style:font-name="Calibri Light" style:font-name-complex="Calibri Light"/>
    </style:style>
    <style:style style:name="P108" style:parent-style-name="Standard" style:list-style-name="LFO3" style:family="paragraph">
      <style:paragraph-properties fo:text-align="justify"/>
      <style:text-properties style:font-name="Calibri Light" style:font-name-complex="Calibri Light"/>
    </style:style>
    <style:style style:name="P109" style:parent-style-name="Standard" style:list-style-name="LFO3" style:family="paragraph">
      <style:paragraph-properties fo:text-align="justify"/>
      <style:text-properties style:font-name="Calibri Light" style:font-name-complex="Calibri Light"/>
    </style:style>
    <style:style style:name="P110" style:parent-style-name="Standard" style:family="paragraph">
      <style:text-properties style:font-name="Calibri"/>
    </style:style>
    <style:style style:name="P11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12" style:parent-style-name="Standard" style:family="paragraph">
      <style:paragraph-properties fo:text-indent="0in"/>
      <style:text-properties style:font-name="Cambria" fo:color="#004586" fo:font-size="20pt" style:font-size-asian="20pt" style:font-size-complex="20pt"/>
    </style:style>
    <style:style style:name="P113" style:parent-style-name="Standard" style:family="paragraph">
      <style:paragraph-properties fo:text-indent="0in"/>
      <style:text-properties style:font-name="Cambria" fo:color="#004586" fo:font-size="20pt" style:font-size-asian="20pt" style:font-size-complex="20pt"/>
    </style:style>
    <style:style style:name="P114" style:parent-style-name="Standard" style:family="paragraph">
      <style:paragraph-properties fo:text-align="justify" fo:margin-left="0.4923in" fo:text-indent="0.4923in">
        <style:tab-stops/>
      </style:paragraph-properties>
      <style:text-properties style:font-name="Calibri Light" style:font-name-complex="Calibri Light"/>
    </style:style>
    <style:style style:name="P115" style:parent-style-name="Standard" style:family="paragraph">
      <style:paragraph-properties fo:text-align="justify" fo:text-indent="0in"/>
      <style:text-properties style:font-name="Calibri Light" style:font-name-complex="Calibri Light"/>
    </style:style>
    <style:style style:name="P116" style:parent-style-name="Standard" style:family="paragraph">
      <style:paragraph-properties fo:text-align="justify" fo:text-indent="0in"/>
      <style:text-properties style:font-name="Calibri Light" style:font-name-complex="Calibri Light"/>
    </style:style>
    <style:style style:name="P117" style:parent-style-name="Standard" style:family="paragraph">
      <style:paragraph-properties fo:text-align="justify" fo:text-indent="0in"/>
      <style:text-properties style:font-name="Calibri Light" style:font-name-complex="Calibri Light"/>
    </style:style>
    <style:style style:name="P118" style:parent-style-name="Standard" style:family="paragraph">
      <style:paragraph-properties fo:text-align="justify" fo:text-indent="0in"/>
      <style:text-properties style:font-name="Calibri Light" style:font-name-complex="Calibri Light"/>
    </style:style>
    <style:style style:name="P119" style:parent-style-name="Standard" style:family="paragraph">
      <style:paragraph-properties fo:text-indent="0in"/>
      <style:text-properties style:font-name="Cambria" fo:color="#004586" fo:font-size="20pt" style:font-size-asian="20pt" style:font-size-complex="20pt"/>
    </style:style>
    <style:style style:name="P120" style:parent-style-name="Standard" style:family="paragraph">
      <style:paragraph-properties fo:text-indent="0in"/>
      <style:text-properties style:font-name="Calibri Light" style:font-name-complex="Calibri Light"/>
    </style:style>
    <style:style style:name="P121" style:parent-style-name="Standard" style:list-style-name="LFO4" style:family="paragraph">
      <style:text-properties style:font-name="Calibri Light" style:font-name-complex="Calibri Light"/>
    </style:style>
    <style:style style:name="P122" style:parent-style-name="Standard" style:list-style-name="LFO4" style:family="paragraph">
      <style:text-properties style:font-name="Calibri Light" style:font-name-complex="Calibri Light"/>
    </style:style>
    <style:style style:name="P123" style:parent-style-name="Standard" style:list-style-name="LFO4" style:family="paragraph">
      <style:text-properties style:font-name="Calibri Light" style:font-name-complex="Calibri Light"/>
    </style:style>
    <style:style style:name="P124" style:parent-style-name="Standard" style:list-style-name="LFO4" style:family="paragraph">
      <style:text-properties style:font-name="Calibri Light" style:font-name-complex="Calibri Light"/>
    </style:style>
    <style:style style:name="P125" style:parent-style-name="Standard" style:list-style-name="LFO4" style:family="paragraph">
      <style:text-properties style:font-name="Calibri Light" style:font-name-complex="Calibri Light"/>
    </style:style>
    <style:style style:name="P126" style:parent-style-name="Standard" style:family="paragraph">
      <style:paragraph-properties fo:margin-left="0.3347in">
        <style:tab-stops/>
      </style:paragraph-properties>
      <style:text-properties style:font-name="Calibri Light" style:font-name-complex="Calibri Light"/>
    </style:style>
    <style:style style:name="P127" style:parent-style-name="Standard" style:family="paragraph">
      <style:paragraph-properties fo:margin-left="0.827in">
        <style:tab-stops/>
      </style:paragraph-properties>
      <style:text-properties style:font-name="Calibri Light" style:font-name-complex="Calibri Light"/>
    </style:style>
    <style:style style:name="P128" style:parent-style-name="Standard" style:family="paragraph">
      <style:paragraph-properties fo:text-indent="0in"/>
      <style:text-properties style:font-name="Cambria" fo:color="#004586" fo:font-size="20pt" style:font-size-asian="20pt" style:font-size-complex="20pt"/>
    </style:style>
    <style:style style:name="P129" style:parent-style-name="Standard" style:family="paragraph">
      <style:paragraph-properties fo:text-indent="0in"/>
      <style:text-properties style:font-name="Cambria" fo:color="#004586" fo:font-size="20pt" style:font-size-asian="20pt" style:font-size-complex="20pt"/>
    </style:style>
    <style:style style:name="P130" style:parent-style-name="Standard" style:family="paragraph">
      <style:paragraph-properties fo:text-indent="0in"/>
      <style:text-properties style:font-name="Cambria" fo:color="#004586" fo:font-size="20pt" style:font-size-asian="20pt" style:font-size-complex="20pt"/>
    </style:style>
    <style:style style:name="P131" style:parent-style-name="Standard" style:family="paragraph">
      <style:paragraph-properties fo:text-align="justify" fo:text-indent="0in"/>
    </style:style>
    <style:style style:name="T132" style:parent-style-name="Fuentedepárrafopredeter." style:family="text">
      <style:text-properties style:font-name="Calibri Light" style:font-name-complex="Calibri Light" fo:color="#000000"/>
    </style:style>
    <style:style style:name="T133" style:parent-style-name="Fuentedepárrafopredeter." style:family="text">
      <style:text-properties style:font-name="Calibri Light" style:font-name-complex="Calibri Light" fo:color="#000000"/>
    </style:style>
    <style:style style:name="T134" style:parent-style-name="Fuentedepárrafopredeter." style:family="text">
      <style:text-properties style:font-name="Calibri Light" style:font-name-complex="Calibri Light" fo:color="#000000"/>
    </style:style>
    <style:style style:name="T135" style:parent-style-name="Fuentedepárrafopredeter." style:family="text">
      <style:text-properties style:font-name="Calibri Light" style:font-name-complex="Calibri Light" fo:color="#000000"/>
    </style:style>
    <style:style style:name="T136" style:parent-style-name="Fuentedepárrafopredeter." style:family="text">
      <style:text-properties style:font-name="Calibri Light" style:font-name-complex="Calibri Light" fo:color="#000000"/>
    </style:style>
    <style:style style:name="T137" style:parent-style-name="Fuentedepárrafopredeter." style:family="text">
      <style:text-properties style:font-name="Calibri Light" style:font-name-complex="Calibri Light" fo:color="#000000"/>
    </style:style>
    <style:style style:name="T138" style:parent-style-name="Fuentedepárrafopredeter." style:family="text">
      <style:text-properties style:font-name="Calibri Light" style:font-name-complex="Calibri Light" fo:color="#FF3333"/>
    </style:style>
    <style:style style:name="T139" style:parent-style-name="Fuentedepárrafopredeter." style:family="text">
      <style:text-properties style:font-name="Calibri Light" style:font-name-complex="Calibri Light"/>
    </style:style>
    <style:style style:name="T140" style:parent-style-name="Fuentedepárrafopredeter." style:family="text">
      <style:text-properties style:font-name="Calibri Light" style:font-name-complex="Calibri Light"/>
    </style:style>
    <style:style style:name="T141" style:parent-style-name="Fuentedepárrafopredeter." style:family="text">
      <style:text-properties style:font-name="Calibri Light" style:font-name-complex="Calibri Light" fo:color="#000000"/>
    </style:style>
    <style:style style:name="T142" style:parent-style-name="Fuentedepárrafopredeter." style:family="text">
      <style:text-properties style:font-name="Calibri Light" style:font-name-complex="Calibri Light" fo:color="#000000"/>
    </style:style>
    <style:style style:name="T143" style:parent-style-name="Fuentedepárrafopredeter." style:family="text">
      <style:text-properties style:font-name="Calibri Light" style:font-name-complex="Calibri Light" fo:color="#000000"/>
    </style:style>
    <style:style style:name="P14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45" style:parent-style-name="Standard" style:family="paragraph">
      <style:paragraph-properties fo:text-align="justify"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46" style:parent-style-name="Standard" style:family="paragraph">
      <style:paragraph-properties fo:text-align="justify" fo:text-indent="0.4923in"/>
      <style:text-properties style:font-name="Calibri Light" style:font-name-complex="Calibri Light" fo:color="#000000"/>
    </style:style>
    <style:style style:name="P147" style:parent-style-name="Standard" style:list-style-name="LFO5" style:family="paragraph">
      <style:paragraph-properties fo:text-align="justify"/>
      <style:text-properties style:font-name="Calibri Light" style:font-name-complex="Calibri Light" fo:color="#000000"/>
    </style:style>
    <style:style style:name="P148" style:parent-style-name="Standard" style:list-style-name="LFO5" style:family="paragraph">
      <style:paragraph-properties fo:text-align="justify"/>
      <style:text-properties style:font-name="Calibri Light" style:font-name-complex="Calibri Light" fo:color="#000000"/>
    </style:style>
    <style:style style:name="P149" style:parent-style-name="Standard" style:list-style-name="LFO5" style:family="paragraph">
      <style:paragraph-properties fo:text-align="justify"/>
      <style:text-properties style:font-name="Calibri Light" style:font-name-complex="Calibri Light" fo:color="#000000"/>
    </style:style>
    <style:style style:name="P150" style:parent-style-name="Standard" style:list-style-name="LFO5" style:family="paragraph">
      <style:paragraph-properties fo:text-align="justify"/>
      <style:text-properties style:font-name="Calibri Light" style:font-name-complex="Calibri Light" fo:color="#000000"/>
    </style:style>
    <style:style style:name="P151" style:parent-style-name="Standard" style:list-style-name="LFO5" style:family="paragraph">
      <style:paragraph-properties fo:text-align="justify"/>
      <style:text-properties style:font-name="Calibri Light" style:font-name-complex="Calibri Light" fo:color="#000000"/>
    </style:style>
    <style:style style:name="P152" style:parent-style-name="Standard" style:family="paragraph">
      <style:paragraph-properties fo:text-align="justify" fo:margin-left="0.9923in" fo:text-indent="0in">
        <style:tab-stops/>
      </style:paragraph-properties>
      <style:text-properties style:font-name="Calibri Light" style:font-name-complex="Calibri Light" fo:color="#000000"/>
    </style:style>
    <style:style style:name="P15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5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T155" style:parent-style-name="Fuentedepárrafopredeter." style:family="text">
      <style:text-properties style:font-name="Calibri Light" style:font-name-complex="Calibri Light" fo:color="#000000"/>
    </style:style>
    <style:style style:name="P156" style:parent-style-name="Normal" style:family="paragraph">
      <style:text-properties style:font-name="Calibri Light" style:font-name-complex="Calibri Light" fo:color="#000000"/>
    </style:style>
    <style:style style:name="P157" style:parent-style-name="Normal" style:family="paragraph">
      <style:text-properties style:font-name="Calibri Light" style:font-name-complex="Calibri Light" fo:color="#000000"/>
    </style:style>
    <style:style style:name="P158" style:parent-style-name="Normal" style:family="paragraph">
      <style:text-properties style:font-name="Calibri Light" style:font-name-complex="Calibri Light" fo:color="#000000"/>
    </style:style>
    <style:style style:name="P159" style:parent-style-name="Normal" style:family="paragraph">
      <style:text-properties style:font-name="Calibri Light" style:font-name-complex="Calibri Light" fo:color="#000000"/>
    </style:style>
    <style:style style:name="P160" style:parent-style-name="Standard" style:family="paragraph">
      <style:text-properties style:font-name="Calibri"/>
    </style:style>
    <style:style style:name="P16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62" style:parent-style-name="Standard" style:family="paragraph">
      <style:paragraph-properties fo:text-align="justify" fo:text-indent="0in"/>
    </style:style>
    <style:style style:name="P163" style:parent-style-name="Standard" style:family="paragraph">
      <style:paragraph-properties fo:text-align="justify" fo:text-indent="0.4923in"/>
    </style:style>
    <style:style style:name="T164" style:parent-style-name="Fuentedepárrafopredeter." style:family="text">
      <style:text-properties style:font-name="Calibri Light" style:font-name-complex="Calibri Light"/>
    </style:style>
    <style:style style:name="T165" style:parent-style-name="Fuentedepárrafopredeter." style:family="text">
      <style:text-properties style:font-name="Calibri Light" style:font-name-complex="Calibri Light"/>
    </style:style>
    <style:style style:name="T166" style:parent-style-name="Fuentedepárrafopredeter." style:family="text">
      <style:text-properties style:font-name="Calibri Light" style:font-name-complex="Calibri Light"/>
    </style:style>
    <style:style style:name="T167" style:parent-style-name="Fuentedepárrafopredeter." style:family="text">
      <style:text-properties style:font-name="Calibri Light" style:font-name-complex="Calibri Light"/>
    </style:style>
    <style:style style:name="T168" style:parent-style-name="Fuentedepárrafopredeter." style:family="text">
      <style:text-properties style:font-name="Calibri Light" style:font-name-complex="Calibri Light"/>
    </style:style>
    <style:style style:name="T169" style:parent-style-name="Fuentedepárrafopredeter." style:family="text">
      <style:text-properties style:font-name="Calibri Light" style:font-name-complex="Calibri Light"/>
    </style:style>
    <style:style style:name="T170" style:parent-style-name="Fuentedepárrafopredeter." style:family="text">
      <style:text-properties style:font-name="Calibri Light" style:font-name-complex="Calibri Light" fo:color="#000000"/>
    </style:style>
    <style:style style:name="T171" style:parent-style-name="Fuentedepárrafopredeter." style:family="text">
      <style:text-properties style:font-name="Calibri Light" style:font-name-complex="Calibri Light" fo:color="#000000"/>
    </style:style>
    <style:style style:name="P172" style:parent-style-name="Standard" style:family="paragraph">
      <style:paragraph-properties fo:text-align="justify" fo:text-indent="0.4923in"/>
      <style:text-properties style:font-name="Calibri Light" style:font-name-complex="Calibri Light"/>
    </style:style>
    <style:style style:name="P173" style:parent-style-name="Standard" style:family="paragraph">
      <style:paragraph-properties fo:text-align="justify" fo:text-indent="0.4923in"/>
      <style:text-properties style:font-name="Calibri Light" style:font-name-complex="Calibri Light" fo:color="#000000"/>
    </style:style>
    <style:style style:name="P174" style:parent-style-name="Standard" style:family="paragraph">
      <style:paragraph-properties fo:text-align="justify"/>
      <style:text-properties style:font-name="Calibri Light" style:font-name-complex="Calibri Light" fo:color="#000000"/>
    </style:style>
    <style:style style:name="P175" style:parent-style-name="Standard" style:family="paragraph">
      <style:paragraph-properties fo:text-align="justify" fo:text-indent="0.4923in"/>
      <style:text-properties style:font-name="Calibri Light" style:font-name-complex="Calibri Light" fo:color="#000000"/>
    </style:style>
    <style:style style:name="P176" style:parent-style-name="Standard" style:family="paragraph">
      <style:paragraph-properties fo:text-align="justify"/>
      <style:text-properties style:font-name="Calibri" fo:color="#000000"/>
    </style:style>
    <style:style style:name="P17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78" style:parent-style-name="Standard" style:family="paragraph">
      <style:paragraph-properties fo:text-align="justify"/>
      <style:text-properties style:font-name="Calibri" fo:color="#000000"/>
    </style:style>
    <style:style style:name="P179" style:parent-style-name="Standard" style:family="paragraph">
      <style:paragraph-properties fo:text-align="justify"/>
      <style:text-properties style:font-name="Calibri Light" style:font-name-complex="Calibri Light"/>
    </style:style>
    <style:style style:name="P180" style:parent-style-name="Standard" style:family="paragraph">
      <style:paragraph-properties fo:text-align="justify"/>
      <style:text-properties style:font-name="Calibri Light" style:font-name-complex="Calibri Light"/>
    </style:style>
    <style:style style:name="P181" style:parent-style-name="Standard" style:family="paragraph">
      <style:paragraph-properties fo:text-align="justify"/>
      <style:text-properties style:font-name="Calibri Light" style:font-name-complex="Calibri Light"/>
    </style:style>
    <style:style style:name="P182" style:parent-style-name="Standard" style:family="paragraph">
      <style:paragraph-properties fo:text-align="justify"/>
      <style:text-properties style:font-name="Calibri Light" style:font-name-complex="Calibri Light"/>
    </style:style>
    <style:style style:name="P183" style:parent-style-name="Standard" style:family="paragraph">
      <style:paragraph-properties fo:text-align="justify"/>
      <style:text-properties style:font-name="Calibri Light" style:font-name-complex="Calibri Light"/>
    </style:style>
    <style:style style:name="P184" style:parent-style-name="Standard" style:family="paragraph">
      <style:text-properties fo:color="#000000"/>
    </style:style>
    <style:style style:name="P185" style:parent-style-name="Standard" style:family="paragraph">
      <style:text-properties fo:color="#000000"/>
    </style:style>
    <style:style style:name="P186" style:parent-style-name="Standard" style:family="paragraph">
      <style:paragraph-properties fo:text-indent="0in"/>
    </style:style>
    <style:style style:name="T187"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188" style:parent-style-name="Standard" style:family="paragraph">
      <style:paragraph-properties fo:text-indent="0in"/>
    </style:style>
    <style:style style:name="P189" style:parent-style-name="Standard" style:family="paragraph">
      <style:paragraph-properties fo:text-align="justify" fo:text-indent="0.4923in"/>
      <style:text-properties style:font-name="Calibri Light" style:font-name-complex="Calibri Light"/>
    </style:style>
    <style:style style:name="P190" style:parent-style-name="Standard" style:family="paragraph">
      <style:paragraph-properties fo:text-align="justify" fo:text-indent="0.4923in"/>
      <style:text-properties style:font-name="Calibri Light" style:font-name-complex="Calibri Light"/>
    </style:style>
    <style:style style:name="P191" style:parent-style-name="Standard" style:family="paragraph">
      <style:paragraph-properties fo:text-align="justify" fo:text-indent="0.4923in"/>
      <style:text-properties style:font-name="Calibri Light" style:font-name-complex="Calibri Light"/>
    </style:style>
    <style:style style:name="P192" style:parent-style-name="Standard" style:family="paragraph">
      <style:paragraph-properties fo:text-align="justify" fo:text-indent="0.4923in"/>
      <style:text-properties style:font-name="Calibri Light" style:font-name-complex="Calibri Light"/>
    </style:style>
    <style:style style:name="P193" style:parent-style-name="Standard" style:family="paragraph">
      <style:paragraph-properties fo:text-align="justify" fo:text-indent="0.4923in"/>
      <style:text-properties style:font-name="Calibri Light" style:font-name-complex="Calibri Light"/>
    </style:style>
  </office:automatic-styles>
  <office:body>
    <office:text text:use-soft-page-breaks="true">
      <text:p text:style-name="P1"/>
      <text:p text:style-name="P2"/>
      <text:p text:style-name="P3"/>
      <text:p text:style-name="Título">Mandato de proyecto</text:p>
      <text:p text:style-name="Normal"/>
      <text:p text:style-name="P4">Proyecto de creación de aplicación web RolStream</text:p>
      <text:p text:style-name="Normal"/>
      <text:p text:style-name="Normal"/>
      <text:p text:style-name="Normal"/>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Alejandro Luque Cerpa</text:p>
      <text:p text:style-name="P40">Antonio Portillo Raya<text:tab/><text:tab/><text:tab/><text:tab/><text:tab/><text:tab/><text:tab/>octubre de 2018</text:p>
      <text:p text:style-name="P41"/>
      <text:soft-page-break/>
      <text:p text:style-name="P42">Índice</text:p>
      <text:p text:style-name="P43"/>
      <text:h text:style-name="Título1" text:outline-level="1">Contexto</text:h>
      <text:h text:style-name="Título1" text:outline-level="1">Objetivos</text:h>
      <text:h text:style-name="Título1" text:outline-level="1">Alcance</text:h>
      <text:h text:style-name="Título2" text:outline-level="2">Organizativo</text:h>
      <text:h text:style-name="Título2" text:outline-level="2">Temporal</text:h>
      <text:h text:style-name="Título2" text:outline-level="2">Costes</text:h>
      <text:h text:style-name="Título1" text:outline-level="1">Entregables propuestos</text:h>
      <text:h text:style-name="Título1" text:outline-level="1">Metodología</text:h>
      <text:h text:style-name="Título1" text:outline-level="1">Restricciones, limitaciones y asunciones</text:h>
      <text:h text:style-name="Título1" text:outline-level="1">Gestión de riesgos</text:h>
      <text:h text:style-name="Título1" text:outline-level="1">Aspectos legales</text:h>
      <text:p text:style-name="Normal"/>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soft-page-break/>
      <text:p text:style-name="P69">1.Contexto</text:p>
      <text:p text:style-name="Standard"/>
      <text:p text:style-name="P70"><text:span text:style-name="T71">Los juegos de rol son un tipo de juego en el que<text:s/></text:span><text:span text:style-name="T72">los participantes asumen los roles de personajes y, a través de ellos, construyen una historia. Normalmente hay una persona que toma el rol de<text:s/></text:span><text:span text:style-name="T73">Master</text:span><text:span text:style-name="T74"><text:s/>del juego, y que sabe todo lo que puede ocurrir o ha ocurrido en la historia, mientras que el resto de los</text:span><text:span text:style-name="T75"><text:s/>jugadores van viviendo la aventura.</text:span></text:p>
      <text:p text:style-name="P76"/>
      <text:p text:style-name="P77"><text:span text:style-name="T78">Aunque el primer juego de rol comercializado fue<text:s/></text:span><text:span text:style-name="T79">Dungeons &amp; Dragons</text:span><text:span text:style-name="T80"><text:s/>en 1974, el universo del rol ha crecido de forma continuada desde la década de los 70, diversificándose en muchísimas variantes. Actualmente miles de<text:s/></text:span><text:span text:style-name="T81">personas siguen jugando, creando mundos y reglas de juego diferentes, y esto ha permitido que se desarrolle una gran cantidad de artículos de<text:s/></text:span><text:span text:style-name="T82">merchandising</text:span><text:span text:style-name="T83"><text:s/>en torno al rol: ropa, miniaturas, libros, accesorios, disfraces...</text:span></text:p>
      <text:p text:style-name="P84"/>
      <text:p text:style-name="P85">Por otra parte, diversas plataformas de vídeo están llenas de vídeos relacionados: desde consejos para dirigir las partidas, hasta grupos de jugadores que graban sus partidas y las comparten para que otros puedan acompañarlos en sus aventuras, aunque no estén jugando.</text:p>
      <text:p text:style-name="P86"/>
      <text:p text:style-name="P87"><text:span text:style-name="T88">Un buen ejemplo d</text:span><text:span text:style-name="T89">e esto es el canal<text:s/></text:span><text:span text:style-name="T90">Geek &amp; Sundry</text:span><text:span text:style-name="T91">, que cuenta con casi dos millones de suscriptores (a fecha 31/10, tiene 1.9 millones de suscriptores). Su serie<text:s/></text:span><text:span text:style-name="T92">Critical Role (Campaign 1)</text:span><text:span text:style-name="T93"><text:s/>tiene 115 vídeos, con entre 4 y 5 horas de duración cada uno, y su último vídeo de l</text:span><text:span text:style-name="T94">a campaña tiene medio millón de visualizaciones (lo que permite hacerse una idea de la cantidad de gente que ha llegado hasta el final).</text:span></text:p>
      <text:p text:style-name="P95"/>
      <text:p text:style-name="P96">El interés de un gran público en el rol es claro, y por su carácter comunitario, Paizo Inc., empresa dedicada al sector desde hace más de 15 años, ha pensado en crear una plataforma web dedicada al visionado, tanto en directo como en diferido, de vídeos de juegos de rol, y que también funcione como red social de los usuarios.</text:p>
      <text:p text:style-name="P97"/>
      <text:p text:style-name="P98">En dicha plataforma, los usuarios podrán ver<text:s/>y subir vídeos e imágenes de sus partidas, así como chatear e intercambiar información con otros usuarios.</text:p>
      <text:p text:style-name="P99"/>
      <text:p text:style-name="Standard"/>
      <text:p text:style-name="P100"/>
      <text:p text:style-name="P101"/>
      <text:p text:style-name="Standard"/>
      <text:p text:style-name="Standard"/>
      <text:p text:style-name="Standard"/>
      <text:p text:style-name="Standard"/>
      <text:p text:style-name="Standard"/>
      <text:p text:style-name="Standard"/>
      <text:p text:style-name="Standard"/>
      <text:soft-page-break/>
      <text:p text:style-name="P102">2.Objetivos</text:p>
      <text:p text:style-name="Standard"/>
      <text:p text:style-name="P103">El proyecto tiene como fin crear una web que de soporte a la comunidad rolera y facilite la difusión de material y<text:s/>experiencias de los usuarios. En concreto, lo que se busca es:</text:p>
      <text:list text:style-name="LFO3" text:continue-numbering="true">
        <text:list-item>
          <text:p text:style-name="P104"><text:span text:style-name="T105">Proveer un servicio de<text:s/></text:span><text:span text:style-name="T106">streaming</text:span><text:span text:style-name="T107">, así como de almacenamiento y reproducción de vídeos.</text:span></text:p>
        </text:list-item>
        <text:list-item>
          <text:p text:style-name="P108">Proveer un servicio de chat y foro para que los usuarios puedan comunicarse e intercambiar experiencias.</text:p>
        </text:list-item>
        <text:list-item>
          <text:p text:style-name="P109">Que la web sea sencilla de utilizar y atractiva para el público, con el fin de que cada vez más gente decida trasladar su contenido de las plataformas que se usan actualmente a la nueva.</text:p>
        </text:list-item>
      </text:list>
      <text:p text:style-name="P110"/>
      <text:p text:style-name="P111">3.Alcance</text:p>
      <text:p text:style-name="P112"><text:tab/>Organizativo</text:p>
      <text:p text:style-name="P113"><text:tab/><text:tab/></text:p>
      <text:p text:style-name="P114">El proyecto pretende dar un servicio a una demanda creciente de jugadores de rol.<text:s/>Permitiendo a jugadores y aficionados de todas partes, poderse conectar para ver partidas o<text:s/>retransmitir las suyas propias.</text:p>
      <text:p text:style-name="P115"><text:tab/><text:tab/></text:p>
      <text:p text:style-name="P116"><text:tab/><text:tab/>Como efecto adicional, se conseguirá aumentar la visibilidad de<text:s/>esta clase de ocio y conseguir<text:s/>más<text:s/>aficionados a ello.</text:p>
      <text:p text:style-name="P117"/>
      <text:p text:style-name="P118"><text:tab/><text:tab/>La plataforma constará de una aplicación web de visionado y retransmisión, y una base de datos capaz de guardar los datos a tratar.</text:p>
      <text:p text:style-name="P119"><text:tab/>Temporal</text:p>
      <text:p text:style-name="P120"/>
      <text:list text:style-name="LFO4" text:continue-numbering="true">
        <text:list-item>
          <text:p text:style-name="P121">Consultas legales: 2 semanas</text:p>
        </text:list-item>
        <text:list-item>
          <text:p text:style-name="P122">Formación de los programadores: 3 semanas</text:p>
        </text:list-item>
        <text:list-item>
          <text:p text:style-name="P123">Formación de los encargados de tratamiento de datos: 1 mes</text:p>
        </text:list-item>
        <text:list-item>
          <text:p text:style-name="P124">Creación de base de datos: 2 semanas</text:p>
        </text:list-item>
        <text:list-item>
          <text:p text:style-name="P125">Creación aplicación web: 4 semanas</text:p>
        </text:list-item>
      </text:list>
      <text:p text:style-name="P126"/>
      <text:p text:style-name="P127">Se estima que la creación total llevará unos 3 meses.</text:p>
      <text:p text:style-name="P128"/>
      <text:p text:style-name="P129"><text:tab/>Costes</text:p>
      <text:p text:style-name="P130"/>
      <text:p text:style-name="P131"><text:tab/><text:tab/><text:span text:style-name="T132">El presupuesto será de</text:span><text:span text:style-name="T133"><text:s/>3</text:span><text:span text:style-name="T134">.</text:span><text:span text:style-name="T135">000</text:span><text:span text:style-name="T136">€</text:span><text:span text:style-name="T137">,</text:span><text:span text:style-name="T138"><text:s/></text:span><text:span text:style-name="T139">en</text:span><text:span text:style-name="T140"><text:s/></text:span><text:span text:style-name="T141">el que ya se incluyen tanto los gastos materiales como de mano de obra.</text:span><text:span text:style-name="T142"><text:s/>Se presupone la formación de<text:s/></text:span><text:span text:style-name="T143">los desarrolladores, siendo las semanas de formación para especificar los requisitos deseados, pero se espera cierta variación en el coste final.</text:span></text:p>
      <text:p text:style-name="Normal"/>
      <text:p text:style-name="Normal"/>
      <text:p text:style-name="Normal"/>
      <text:p text:style-name="Normal"/>
      <text:p text:style-name="Normal"/>
      <text:p text:style-name="Normal"/>
      <text:p text:style-name="Normal"/>
      <text:soft-page-break/>
      <text:p text:style-name="P144">4.Entregables propuestos</text:p>
      <text:p text:style-name="P145"/>
      <text:p text:style-name="P146">Al finalizar el proyecto, se deben disponer de los siguientes documentos:</text:p>
      <text:list text:style-name="LFO5" text:continue-numbering="true">
        <text:list-item>
          <text:p text:style-name="P147">Documento explicativo con planificación del proyecto y contenido de la plataforma.</text:p>
        </text:list-item>
        <text:list-item>
          <text:p text:style-name="P148">Prototipo de la plataforma, si no con todas sus funcionalidades, sí con las más esenciales.</text:p>
        </text:list-item>
        <text:list-item>
          <text:p text:style-name="P149">Documento con la plataforma totalmente desarrollada, funcionalidades que se esperan y especificaciones de uso de la misma.</text:p>
        </text:list-item>
        <text:list-item>
          <text:p text:style-name="P150">Manual de mantenimiento de la plataforma.</text:p>
        </text:list-item>
        <text:list-item>
          <text:p text:style-name="P151">Evaluación y pruebas de la plataforma para evitar fallos.</text:p>
        </text:list-item>
      </text:list>
      <text:p text:style-name="P152"/>
      <text:p text:style-name="Normal"/>
      <text:p text:style-name="P153">5.Metodología</text:p>
      <text:p text:style-name="P154"/>
      <text:p text:style-name="Normal"><text:tab/><text:span text:style-name="T155">Nuestro proyecto debe constar con unos encargados de las diferentes partes formantes. Sean estas: Desarrollo, Tratamiento de datos, Departamento legal, Mantenimiento.</text:span></text:p>
      <text:p text:style-name="P156"/>
      <text:p text:style-name="P157"><text:tab/>Así mismo un jefe de proyecto, encargado de coordinar todos los otros encargados.</text:p>
      <text:p text:style-name="P158"/>
      <text:p text:style-name="P159"><text:tab/>Por último, el proyecto debe realizar una serie de revisiones de avances de más o menos periodicidad, según la metodología SCRUM.</text:p>
      <text:p text:style-name="P160"/>
      <text:p text:style-name="Standard"/>
      <text:p text:style-name="Standard"/>
      <text:p text:style-name="P161">6.Restricciones, limitaciones y asunciones</text:p>
      <text:p text:style-name="P162"/>
      <text:p text:style-name="P163"><text:span text:style-name="T164">La web debe<text:s/></text:span><text:span text:style-name="T165">cumplir<text:s/></text:span><text:span text:style-name="T166">la<text:s/></text:span><text:span text:style-name="T167">ISO</text:span><text:span text:style-name="T168"><text:s/></text:span><text:span text:style-name="T169">27001<text:s/></text:span><text:span text:style-name="T170">para garantizar la privacidad de nuestros usuarios</text:span><text:span text:style-name="T171">, así como otras restricciones legales.</text:span></text:p>
      <text:p text:style-name="P172"/>
      <text:p text:style-name="P173">La web, si dejase de funcionar, debe estar operativa de nuevo en menos de 24 horas.</text:p>
      <text:p text:style-name="P174"/>
      <text:p text:style-name="P175">El proyecto debe realizarse como máximo en 6 meses.</text:p>
      <text:p text:style-name="P176"/>
      <text:p text:style-name="P177">7.Gestión de riesgos</text:p>
      <text:p text:style-name="P178"/>
      <text:p text:style-name="P179"><text:tab/>El mayor riesgo del proyecto es que es susceptible de ataques informáticos y posible robo de datos de usuarios. Debe ser por lo tanto robusta en es ese aspecto.</text:p>
      <text:p text:style-name="P180"/>
      <text:p text:style-name="P181"><text:tab/>Durante el desarrollo de la plataforma, pueden salir al mercado otras plataformas que se impongan antes del lanzamiento de la nuestra, con lo que los plazos de tiempo deben ser los más ajustados posibles.</text:p>
      <text:p text:style-name="P182"/>
      <text:p text:style-name="P183"><text:tab/>También existe el riesgo de denuncias por plagio u otros temas legales.<text:s/></text:p>
      <text:p text:style-name="P184"/>
      <text:p text:style-name="P185"/>
      <text:soft-page-break/>
      <text:p text:style-name="P186"><text:span text:style-name="T187">8.Aspectos legales</text:span></text:p>
      <text:p text:style-name="P188"/>
      <text:p text:style-name="P189">Terminado el proyecto, los derechos legales y patente del mismo pertenecerán a RolStream S.L.<text:s/></text:p>
      <text:p text:style-name="P190"/>
      <text:p text:style-name="P191">Todos los datos de usuarios estarán protegidos por la Ley Orgánica de Regulación de Tratamiento de Datos.</text:p>
      <text:p text:style-name="P192"/>
      <text:p text:style-name="P1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indent="0.157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ítulo8Car" style:display-name="Título 8 Car" style:family="text" style:parent-style-name="Fuentedepárrafopredeter.">
      <style:text-properties style:font-name="Calibri Light" style:font-name-asian="Times New Roman" style:font-name-complex="Mangal" fo:color="#272727" fo:font-size="10.5pt" style:font-size-asian="10.5pt" style:font-size-complex="9.5pt"/>
    </style:style>
    <style:style style:name="Título9Car" style:display-name="Título 9 Car" style:family="text" style:parent-style-name="Fuentedepárrafopredeter.">
      <style:text-properties style:font-name="Calibri Light" style:font-name-asian="Times New Roman" style:font-name-complex="Mangal" fo:font-style="italic" style:font-style-asian="italic" style:font-style-complex="italic" fo:color="#272727" fo:font-size="10.5pt" style:font-size-asian="10.5pt" style:font-size-complex="9.5pt"/>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4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4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4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4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4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4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4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4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5">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Luque Cerpa</meta:initial-creator>
    <dc:creator>antporray@alum.us.es</dc:creator>
    <meta:creation-date>2018-10-31T14:26:00Z</meta:creation-date>
    <dc:date>2018-11-02T10:09:00Z</dc:date>
    <meta:template xlink:href="Normal.dotm" xlink:type="simple"/>
    <meta:editing-cycles>5</meta:editing-cycles>
    <meta:editing-duration>PT9540S</meta:editing-duration>
    <meta:document-statistic meta:page-count="6" meta:paragraph-count="11" meta:word-count="904" meta:character-count="5870" meta:row-count="41" meta:non-whitespace-character-count="4977"/>
  </office:meta>
</office:document-meta>
</file>